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33cm"/>
    </style:style>
    <style:style style:name="co2" style:family="table-column">
      <style:table-column-properties fo:break-before="auto" style:column-width="4.066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Magnitud</text:p>
          </table:table-cell>
          <table:table-cell table:style-name="ce1" office:value-type="string" calcext:value-type="string">
            <text:p>Parámetro</text:p>
          </table:table-cell>
          <table:table-cell table:style-name="ce1" office:value-type="string" calcext:value-type="string">
            <text:p>Experimento</text:p>
          </table:table-cell>
          <table:table-cell table:style-name="ce1" office:value-type="string" calcext:value-type="string">
            <text:p>Unidades</text:p>
          </table:table-cell>
          <table:table-cell table:style-name="ce1" office:value-type="string" calcext:value-type="string">
            <text:p>Simulación</text:p>
          </table:table-cell>
          <table:table-cell table:style-name="ce1"/>
        </table:table-row>
        <table:table-row table:style-name="ro1">
          <table:table-cell office:value-type="string" calcext:value-type="string">
            <text:p>Longitud</text:p>
          </table:table-cell>
          <table:table-cell office:value-type="string" calcext:value-type="string">
            <text:p>Diámetro de móviles (d)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sa</text:p>
          </table:table-cell>
          <table:table-cell office:value-type="string" calcext:value-type="string">
            <text:p>Masa de móviles (m)</text:p>
          </table:table-cell>
          <table:table-cell table:style-name="ce4" office:value-type="float" office:value="0.00021" calcext:value-type="float">
            <text:p>2,10E-04</text:p>
          </table:table-cell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sqrt(d/g) (t)</text:p>
          </table:table-cell>
          <table:table-cell table:formula="of:=SQRT([.C2]/[.C5])" office:value-type="float" office:value="0.0225876975726313" calcext:value-type="float">
            <text:p>0,0225876975726313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eleración</text:p>
          </table:table-cell>
          <table:table-cell office:value-type="string" calcext:value-type="string">
            <text:p>gravedad (g)</text:p>
          </table:table-cell>
          <table:table-cell office:value-type="float" office:value="9.8" calcext:value-type="float">
            <text:p>9,8</text:p>
          </table:table-cell>
          <table:table-cell office:value-type="string" calcext:value-type="string">
            <text:p>m/s²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locidad</text:p>
          </table:table-cell>
          <table:table-cell office:value-type="string" calcext:value-type="string">
            <text:p>d/t</text:p>
          </table:table-cell>
          <table:table-cell table:formula="of:=[.C2]/[.C4]" office:value-type="float" office:value="0.221359436211787" calcext:value-type="float">
            <text:p>0,221359436211787</text:p>
          </table:table-cell>
          <table:table-cell office:value-type="string" calcext:value-type="string">
            <text:p>m/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uerza</text:p>
          </table:table-cell>
          <table:table-cell office:value-type="string" calcext:value-type="string">
            <text:p>mg (F)</text:p>
          </table:table-cell>
          <table:table-cell table:formula="of:=[.C3]*[.C5]" office:value-type="float" office:value="0.002058" calcext:value-type="float">
            <text:p>0,002058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mplitud</text:p>
          </table:table-cell>
          <table:table-cell office:value-type="string" calcext:value-type="string">
            <text:p>Gamm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ecuencia</text:p>
          </table:table-cell>
          <table:table-cell office:value-type="string" calcext:value-type="string">
            <text:p>Frecuencia base (f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z</text:p>
          </table:table-cell>
          <table:table-cell table:formula="of:=[.C10]*[.C4]" office:value-type="float" office:value="0.451753951452626" calcext:value-type="float">
            <text:p>0,451753951452626</text:p>
          </table:table-cell>
          <table:table-cell office:value-type="string" calcext:value-type="string">
            <text:p>f t</text:p>
          </table:table-cell>
        </table:table-row>
        <table:table-row table:style-name="ro1">
          <table:table-cell office:value-type="string" calcext:value-type="string">
            <text:p>Frec. Angular</text:p>
          </table:table-cell>
          <table:table-cell office:value-type="string" calcext:value-type="string">
            <text:p>omega (w)</text:p>
          </table:table-cell>
          <table:table-cell table:formula="of:=2*PI()*[.C10]" office:value-type="float" office:value="125.663706143592" calcext:value-type="float">
            <text:p>125,663706143592</text:p>
          </table:table-cell>
          <table:table-cell office:value-type="string" calcext:value-type="string">
            <text:p>rad/s</text:p>
          </table:table-cell>
          <table:table-cell table:style-name="Default" table:formula="of:=[.C11]*[.C4]" office:value-type="float" office:value="2.83845379022746" calcext:value-type="float">
            <text:p>2,83845379022746</text:p>
          </table:table-cell>
          <table:table-cell office:value-type="string" calcext:value-type="string">
            <text:p>w t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number-columns-repeated="2"/>
          <table:table-cell/>
        </table:table-row>
        <table:table-row table:style-name="ro1">
          <table:table-cell table:number-columns-repeated="3"/>
          <table:table-cell table:style-name="ce5" table:number-columns-repeated="2"/>
          <table:table-cell table:style-name="ce6"/>
        </table:table-row>
        <table:table-row table:style-name="ro1" table:number-rows-repeated="104856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0129" number:language="en" number:country="US" loext:transliteration-spellout="ARS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ARS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ARS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ARS" number:transliteration-language="en" number:transliteration-country="US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9">00/00/0000</text:date>, <text:time style:data-style-name="N2" text:time-value="13:45:32.5324701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3-22T12:00:41.543455244</meta:creation-date>
    <dc:date>2025-09-29T13:52:35.770298785</dc:date>
    <meta:editing-duration>PT12H32M23S</meta:editing-duration>
    <meta:editing-cycles>14</meta:editing-cycles>
    <meta:generator>LibreOffice/25.8.1.1$Linux_X86_64 LibreOffice_project/580$Build-1</meta:generator>
    <meta:document-statistic meta:table-count="1" meta:cell-count="51" meta:object-count="0"/>
  </office:meta>
</office:document-meta>
</file>